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and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and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, like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</text:p>
          </table:table-cell>
          <table:table-cell office:value-type="string" table:style-name="ce4">
            <text:p>The date of benefit crystallisation event giving rise to the charge</text:p>
          </table:table-cell>
          <table:table-cell office:value-type="string" table:style-name="ce4">
            <text:p>The date of the benefit crystallisation event must include a day, month and year, in the format DD-MM-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25%</text:p>
          </table:table-cell>
          <table:table-cell office:value-type="string" table:style-name="ce4">
            <text:p>The amount of tax due at 25% (£)</text:p>
          </table:table-cell>
          <table:table-cell office:value-type="string" table:style-name="ce6">
            <text:p>The amount of tax due at 25% must be an amount of money including pence, like 123.45 or 156.00. If there is no tax due at 2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55%</text:p>
          </table:table-cell>
          <table:table-cell office:value-type="string" table:style-name="ce4">
            <text:p>The amount of tax due at 55% (£)</text:p>
          </table:table-cell>
          <table:table-cell office:value-type="string" table:style-name="ce6">
            <text:p>The amount of tax due at 55% must be an amount of money including pence, like 123.45 or 156.00. If there is no tax due at 5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Jack</dc:creator>
    <meta:creation-date>2021-09-14T09:26:04Z</meta:creation-date>
    <dc:date>2022-01-24T11:43:44Z</dc:date>
    <meta:template xlink:href="" xlink:type="simple"/>
    <meta:editing-cycles>5</meta:editing-cycles>
    <meta:editing-duration>PT4080S</meta:editing-duration>
  </office:meta>
</office:document-meta>
</file>